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8D000000A2B89106DD2B60AD63.png" manifest:media-type="image/png"/>
  <manifest:file-entry manifest:full-path="Pictures/100002010000006B0000006B66E160E9901D75D8.png" manifest:media-type="image/png"/>
  <manifest:file-entry manifest:full-path="Pictures/100002010000043F00000333C11E744C0D210D80.png" manifest:media-type="image/png"/>
  <manifest:file-entry manifest:full-path="Pictures/100002010000006B0000006B7DBCC636F5BC3FB2.png" manifest:media-type="image/png"/>
  <manifest:file-entry manifest:full-path="Pictures/100025F400000B0F00000B0FFA20ABF6E5764F3B.svg" manifest:media-type="image/svg+xml"/>
  <manifest:file-entry manifest:full-path="Pictures/1000144500000E95000010C796A2061D6C407311.svg" manifest:media-type="image/svg+xml"/>
  <manifest:file-entry manifest:full-path="Pictures/10000C8E000009D2000009D24DCF63466E4C2FCC.svg" manifest:media-type="image/svg+xml"/>
  <manifest:file-entry manifest:full-path="Pictures/100002010000005F0000005FEC3EFD2EECB91C43.png" manifest:media-type="image/png"/>
  <manifest:file-entry manifest:full-path="Pictures/1000112D00000B0F00000B0FA10183FD64D95D7E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ff420e" draw:fill-color="#ff950e" draw:textarea-horizontal-align="justify" draw:textarea-vertical-align="middle" draw:auto-grow-height="false" fo:min-height="0.11cm" fo:min-width="0.55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52cm" fo:min-width="5.2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2cm" fo:min-width="3.9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2cm" fo:min-width="2.423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950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83cm" svg:height="2.83cm" svg:x="3.213cm" svg:y="5.3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7DBCC636F5BC3FB2.png" xlink:type="simple" xlink:show="embed" xlink:actuate="onLoad" loext:mime-type="image/png"/>
        </draw:frame>
        <draw:frame draw:style-name="gr1" draw:text-style-name="P1" draw:layer="layout" svg:width="2cm" svg:height="2cm" svg:x="2.013cm" svg:y="3.2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EC3EFD2EECB91C43.png" xlink:type="simple" xlink:show="embed" xlink:actuate="onLoad" loext:mime-type="image/png"/>
        </draw:frame>
        <draw:frame draw:style-name="gr1" draw:text-style-name="P1" draw:layer="layout" svg:width="2.4cm" svg:height="2.4cm" svg:x="13.413cm" svg:y="4.6cm">
          <draw:image xlink:href="Pictures/1000112D00000B0F00000B0FA10183FD64D95D7E.svg" xlink:type="simple" xlink:show="embed" xlink:actuate="onLoad" loext:mime-type="image/svg+xml">
            <text:p/>
          </draw:image>
          <draw:image xlink:href="Pictures/100002010000006B0000006B66E160E9901D75D8.png" xlink:type="simple" xlink:show="embed" xlink:actuate="onLoad" loext:mime-type="image/png"/>
        </draw:frame>
        <draw:frame draw:style-name="gr1" draw:text-style-name="P1" draw:layer="layout" svg:width="3.732cm" svg:height="4.294cm" svg:x="8.081cm" svg:y="3.8cm">
          <draw:image xlink:href="Pictures/1000144500000E95000010C796A2061D6C407311.svg" xlink:type="simple" xlink:show="embed" xlink:actuate="onLoad" loext:mime-type="image/svg+xml">
            <text:p/>
          </draw:image>
          <draw:image xlink:href="Pictures/100002010000008D000000A2B89106DD2B60AD63.png" xlink:type="simple" xlink:show="embed" xlink:actuate="onLoad" loext:mime-type="image/png"/>
        </draw:frame>
        <draw:frame draw:style-name="gr1" draw:text-style-name="P1" draw:layer="layout" svg:width="2cm" svg:height="2cm" svg:x="-0.185cm" svg:y="3.2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EC3EFD2EECB91C43.png" xlink:type="simple" xlink:show="embed" xlink:actuate="onLoad" loext:mime-type="image/png"/>
        </draw:frame>
        <draw:g>
          <draw:frame draw:style-name="gr1" draw:text-style-name="P1" draw:layer="layout" svg:width="4.724cm" svg:height="3.889cm" svg:x="17.186cm" svg:y="3.029cm">
            <draw:image xlink:href="Pictures/100002010000043F00000333C11E744C0D210D80.png" xlink:type="simple" xlink:show="embed" xlink:actuate="onLoad" loext:mime-type="image/png">
              <text:p/>
            </draw:image>
          </draw:frame>
          <draw:frame draw:style-name="gr1" draw:text-style-name="P1" draw:layer="layout" svg:width="4.723cm" svg:height="3.889cm" svg:x="17.676cm" svg:y="5.911cm">
            <draw:image xlink:href="Pictures/100002010000043F00000333C11E744C0D210D80.png" xlink:type="simple" xlink:show="embed" xlink:actuate="onLoad" loext:mime-type="image/png">
              <text:p/>
            </draw:image>
          </draw:frame>
          <draw:frame draw:style-name="gr1" draw:text-style-name="P1" draw:layer="layout" svg:width="4.724cm" svg:height="3.889cm" svg:x="16.213cm" svg:y="0cm">
            <draw:image xlink:href="Pictures/100002010000043F00000333C11E744C0D210D80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2cm" svg:height="2cm" svg:x="4.213cm" svg:y="3.2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EC3EFD2EECB91C43.png" xlink:type="simple" xlink:show="embed" xlink:actuate="onLoad" loext:mime-type="image/png"/>
        </draw:frame>
        <draw:frame draw:style-name="gr1" draw:text-style-name="P1" draw:layer="layout" svg:width="2.83cm" svg:height="2.83cm" svg:x="0.583cm" svg:y="5.37cm">
          <draw:image xlink:href="Pictures/100025F400000B0F00000B0FFA20ABF6E5764F3B.svg" xlink:type="simple" xlink:show="embed" xlink:actuate="onLoad" loext:mime-type="image/svg+xml">
            <text:p/>
          </draw:image>
          <draw:image xlink:href="Pictures/100002010000006B0000006B7DBCC636F5BC3FB2.png" xlink:type="simple" xlink:show="embed" xlink:actuate="onLoad" loext:mime-type="image/png"/>
        </draw:frame>
        <draw:custom-shape draw:style-name="gr2" draw:text-style-name="P2" draw:layer="layout" svg:width="1.2cm" svg:height="0.72cm" svg:x="6.413cm" svg:y="5.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cm" svg:height="0.72cm" svg:x="12.213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2cm" svg:height="0.72cm" svg:x="15.813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5.73cm" svg:height="0.802cm" svg:x="0.213cm" svg:y="8.398cm">
          <draw:text-box>
            <text:p text:style-name="P3"><text:span text:style-name="T1">Konfigurationsdateien</text:span></text:p>
          </draw:text-box>
        </draw:frame>
        <draw:frame draw:style-name="gr4" draw:text-style-name="P4" draw:layer="layout" svg:width="4.477cm" svg:height="0.802cm" svg:x="8.114cm" svg:y="8.398cm">
          <draw:text-box>
            <text:p text:style-name="P3"><text:span text:style-name="T1">Linux-Baukasten</text:span></text:p>
          </draw:text-box>
        </draw:frame>
        <draw:frame draw:style-name="gr5" draw:text-style-name="P4" draw:layer="layout" svg:width="2.936cm" svg:height="0.802cm" svg:x="13.077cm" svg:y="8.398cm">
          <draw:text-box>
            <text:p text:style-name="P3"><text:span text:style-name="T1">Image-Fil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.4cm" fo:page-height="9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3.936cm" svg:x="1cm" svg:y="4.304cm"/>
      <draw:page-thumbnail draw:layer="backgroundobjects" svg:width="8.999cm" svg:height="3.936cm" svg:x="1cm" svg:y="12.88cm"/>
      <draw:page-thumbnail draw:layer="backgroundobjects" svg:width="8.999cm" svg:height="3.936cm" svg:x="1cm" svg:y="21.456cm"/>
      <draw:page-thumbnail draw:layer="backgroundobjects" svg:width="8.999cm" svg:height="3.936cm" svg:x="11cm" svg:y="4.304cm"/>
      <draw:page-thumbnail draw:layer="backgroundobjects" svg:width="8.999cm" svg:height="3.936cm" svg:x="11cm" svg:y="12.88cm"/>
      <draw:page-thumbnail draw:layer="backgroundobjects" svg:width="8.999cm" svg:height="3.936cm" svg:x="11cm" svg:y="21.456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8cm" presentation:class="title" presentation:placeholder="true">
        <draw:text-box/>
      </draw:frame>
      <draw:frame presentation:style-name="Default-outline1" draw:layer="backgroundobjects" svg:width="25.199cm" svg:height="9.134cm" svg:x="1.399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2-28T02:32:55.051339052</meta:creation-date>
    <dc:date>2020-02-28T02:46:05.857939244</dc:date>
    <dc:creator>Dennis Schulmeister-Zimolong</dc:creator>
    <meta:editing-duration>PT13M10S</meta:editing-duration>
    <meta:editing-cycles>2</meta:editing-cycles>
    <meta:generator>LibreOffice/6.3.4.2.0$Linux_X86_64 LibreOffice_project/30$Build-2</meta:generator>
    <meta:document-statistic meta:object-count="40"/>
  </office:meta>
</office:document-meta>
</file>